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true"/>
      <style:text-properties officeooo:rsid="00112ad8" officeooo:paragraph-rsid="00112ad8"/>
    </style:style>
    <style:style style:name="P2" style:family="paragraph" style:parent-style-name="Text_20_body">
      <style:paragraph-properties fo:margin-top="0in" fo:margin-bottom="0in" loext:contextual-spacing="true"/>
      <style:text-properties officeooo:rsid="00112ad8" officeooo:paragraph-rsid="0014e29a"/>
    </style:style>
    <style:style style:name="P3" style:family="paragraph" style:parent-style-name="Text_20_body">
      <style:paragraph-properties fo:margin-top="0in" fo:margin-bottom="0in" loext:contextual-spacing="true"/>
      <style:text-properties officeooo:rsid="0014e29a" officeooo:paragraph-rsid="0014e29a"/>
    </style:style>
    <style:style style:name="T1" style:family="text">
      <style:text-properties officeooo:rsid="0012eb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E – it states plural for phone number and email addresses. OK to enforce two fields for each, one mandatory?</text:p>
      <text:p text:style-name="P1"/>
      <text:p text:style-name="P1">7C – goal dates. This is for a course expected end date correct? When app not running, is this when the home button is hit or app completely closed?</text:p>
      <text:p text:style-name="P1"/>
      <text:p text:style-name="P2">C. Create a scheduler and progress tracking application as part of your mobile application from part A.<text:line-break/><text:span text:style-name="T1">would this be a seperate folder from the app seen in adroid studio or can this be a part of the same package?<text:line-break/><text:line-break/>Include the following implementation requirements in the application from part C. Include intent.</text:span></text:p>
      <text:p text:style-name="P3">What is meant by intent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9T06:22:01.300000000</meta:creation-date>
    <dc:date>2019-10-09T06:32:39.984000000</dc:date>
    <meta:editing-duration>PT10M37S</meta:editing-duration>
    <meta:editing-cycles>3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4" meta:word-count="105" meta:character-count="593" meta:non-whitespace-character-count="489"/>
  </office:meta>
</office:document-meta>
</file>